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1" table:default-cell-style-name="Default"/>
        <table:table-row table:style-name="ro1">
          <table:table-cell table:style-name="ce1" office:value-type="string" calcext:value-type="string">
            <text:p>Prioridades 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 = 4 / init 0 / p 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 = 6 / init 2 / p 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3"/>
          <table:table-cell table:style-name="ce3" table:number-columns-repeated="5"/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 = 4 / init 3 / p 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 = 5 / init 6 / p 1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3" table:number-columns-repeated="4"/>
          <table:table-cell table:style-name="ce3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 = 2 / initi 8 / p 2</text:p>
          </table:table-cell>
          <table:table-cell table:number-columns-repeated="7"/>
          <table:table-cell table:style-name="ce2" office:value-type="float" office:value="8" calcext:value-type="float">
            <text:p>8</text:p>
          </table:table-cell>
          <table:table-cell table:number-columns-repeated="5"/>
          <table:table-cell table:style-name="ce3"/>
          <table:table-cell table:style-name="ce3" office:value-type="float" office:value="15" calcext:value-type="float">
            <text:p>15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Prioridades N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 = 4 / init 0 / p 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1"/>
          <table:table-cell table:style-name="ce3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= 6 / init 2 / p 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3"/>
          <table:table-cell table:style-name="ce3" table:number-columns-repeated="5"/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 = 4 / init 3 / p 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 = 5 / init 6 / p 1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= 2 / initi 8 / p 2</text:p>
          </table:table-cell>
          <table:table-cell table:number-columns-repeated="7"/>
          <table:table-cell table:style-name="ce2" office:value-type="float" office:value="8" calcext:value-type="float">
            <text:p>8</text:p>
          </table:table-cell>
          <table:table-cell table:number-columns-repeated="4"/>
          <table:table-cell table:style-name="ce3"/>
          <table:table-cell table:style-name="ce3" office:value-type="float" office:value="14" calcext:value-type="float">
            <text:p>1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0:24:34.241108619</meta:creation-date>
    <dc:date>2024-11-21T10:34:23.343473424</dc:date>
    <meta:editing-duration>PT9M50S</meta:editing-duration>
    <meta:editing-cycles>1</meta:editing-cycles>
    <meta:document-statistic meta:table-count="1" meta:cell-count="37" meta:object-count="0"/>
    <meta:generator>LibreOffice/24.8.2.1$Linux_X86_64 LibreOffice_project/480$Build-1</meta:generator>
  </office:meta>
</office:document-meta>
</file>